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6c74" officeooo:paragraph-rsid="00006c74"/>
    </style:style>
    <style:style style:name="P2" style:family="paragraph" style:parent-style-name="Standard">
      <style:text-properties officeooo:rsid="000146be" officeooo:paragraph-rsid="000146be"/>
    </style:style>
    <style:style style:name="P3" style:family="paragraph" style:parent-style-name="Standard">
      <style:text-properties officeooo:rsid="0003bab5" officeooo:paragraph-rsid="0003bab5"/>
    </style:style>
    <style:style style:name="P4" style:family="paragraph" style:parent-style-name="Standard">
      <style:text-properties style:font-name="Liberation Sans" fo:font-size="13.3000001907349pt" fo:font-style="italic" fo:font-weight="bold" officeooo:rsid="0003bab5" officeooo:paragraph-rsid="0003bab5" style:font-name-asian="Droid Sans Fallback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5" style:family="paragraph" style:parent-style-name="Standard">
      <style:text-properties officeooo:rsid="00062318" officeooo:paragraph-rsid="00062318"/>
    </style:style>
    <style:style style:name="P6" style:family="paragraph" style:parent-style-name="Standard">
      <style:text-properties officeooo:rsid="0007ff39" officeooo:paragraph-rsid="0007ff39"/>
    </style:style>
    <style:style style:name="P7" style:family="paragraph" style:parent-style-name="Preformatted_20_Text">
      <style:text-properties officeooo:rsid="0003bab5" officeooo:paragraph-rsid="0003bab5"/>
    </style:style>
    <style:style style:name="P8" style:family="paragraph" style:parent-style-name="Preformatted_20_Text">
      <style:text-properties officeooo:rsid="0003bab5" officeooo:paragraph-rsid="000a9745"/>
    </style:style>
    <style:style style:name="P9" style:family="paragraph" style:parent-style-name="Preformatted_20_Text">
      <style:text-properties officeooo:paragraph-rsid="0003bab5"/>
    </style:style>
    <style:style style:name="P10" style:family="paragraph" style:parent-style-name="Preformatted_20_Text">
      <style:text-properties officeooo:paragraph-rsid="000a9745"/>
    </style:style>
    <style:style style:name="P11" style:family="paragraph" style:parent-style-name="Preformatted_20_Text">
      <style:text-properties officeooo:rsid="000a9745" officeooo:paragraph-rsid="000a9745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rsid="000a9745" officeooo:paragraph-rsid="000a9745"/>
    </style:style>
    <style:style style:name="T1" style:family="text">
      <style:text-properties officeooo:rsid="000146be"/>
    </style:style>
    <style:style style:name="T2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3" style:family="text">
      <style:text-properties style:font-name="Liberation Mono" fo:font-size="10pt" fo:font-weight="bold" officeooo:rsid="000146be" style:font-name-asian="Nimbus Mono L" style:font-size-asian="10pt" style:font-weight-asian="bold" style:font-name-complex="Liberation Mono" style:font-size-complex="10pt" style:font-weight-complex="bold"/>
    </style:style>
    <style:style style:name="T4" style:family="text">
      <style:text-properties style:font-name="Liberation Mono" fo:font-size="10pt" fo:font-weight="bold" officeooo:rsid="000351ea" style:font-name-asian="Nimbus Mono L" style:font-size-asian="10pt" style:font-weight-asian="bold" style:font-name-complex="Liberation Mono" style:font-size-complex="10pt" style:font-weight-complex="bold"/>
    </style:style>
    <style:style style:name="T5" style:family="text">
      <style:text-properties style:font-name="Liberation Mono" fo:font-size="10pt" fo:font-weight="bold" officeooo:rsid="000a9745" style:font-name-asian="Nimbus Mono L" style:font-size-asian="10pt" style:font-weight-asian="bold" style:font-name-complex="Liberation Mono" style:font-size-complex="10pt" style:font-weight-complex="bold"/>
    </style:style>
    <style:style style:name="T6" style:family="text">
      <style:text-properties officeooo:rsid="0003bab5"/>
    </style:style>
    <style:style style:name="T7" style:family="text">
      <style:text-properties officeooo:rsid="000a97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 de Instalación y Configuración de Cluster</text:p>
      <text:p text:style-name="P1"/>
      <text:p text:style-name="P1">Con PaceMaker y <text:span text:style-name="T1">CoroSync</text:span></text:p>
      <text:p text:style-name="P1"/>
      <text:p text:style-name="P1">Instalación de CENTOS 7.2</text:p>
      <text:p text:style-name="P1"/>
      <text:p text:style-name="P4">Configurar Red</text:p>
      <text:p text:style-name="P3"/>
      <text:p text:style-name="P3"><text:span text:style-name="Emphasis"><text:span text:style-name="T5">Para configurar la red se puede hacer de dos formas</text:span></text:span></text:p>
      <text:p text:style-name="P3"><text:span text:style-name="Emphasis"><text:span text:style-name="T5"/></text:span></text:p>
      <text:p text:style-name="P3"><text:span text:style-name="Emphasis"><text:span text:style-name="T5">ejecutar como root el comando setup, e ir a network configuration y ahí se edita los datos de interfaces</text:span></text:span></text:p>
      <text:p text:style-name="P3"><text:span text:style-name="Emphasis"><text:span text:style-name="T5"/></text:span></text:p>
      <text:p text:style-name="P3"><text:span text:style-name="Emphasis"><text:span text:style-name="T5">Otra forma es editar el archivo de configuración</text:span></text:span></text:p>
      <text:p text:style-name="P7">vi /etc/sysconfig/network-scripts/ifcfg-enp0s3 (o puede ser eth1, eth2, etc)</text:p>
      <text:p text:style-name="P7"/>
      <text:p text:style-name="P9"><text:span text:style-name="Emphasis"><text:span text:style-name="T5">deberia quedar algo asi</text:span></text:span><text:span text:style-name="T6">:</text:span></text:p>
      <text:p text:style-name="P7"><text:span text:style-name="Emphasis"><text:span text:style-name="T5"/></text:span></text:p>
      <text:p text:style-name="P7">DEVICE=enp0s3 (la interface)</text:p>
      <text:p text:style-name="Preformatted_20_Text">HWADDR=12:34:56:f0:ed:00 (esta es la mac de tu tarjeta. Puedes eliminar esta</text:p>
      <text:p text:style-name="Preformatted_20_Text">linea)</text:p>
      <text:p text:style-name="Preformatted_20_Text">ONBOOT=yes (para arrancar la tarjeta en cada reinicio)</text:p>
      <text:p text:style-name="Preformatted_20_Text">DHCP_HOSTNAME=<text:span text:style-name="T6">unco.edu.ar</text:span> (esta linea tambien la puedes eliminar,</text:p>
      <text:p text:style-name="Preformatted_20_Text">pues el hostname esta escrito en otro archivo)</text:p>
      <text:p text:style-name="Preformatted_20_Text">IPADDR=<text:span text:style-name="T6">10.0.2.157</text:span> (de aquí para abajo, son las importantes)</text:p>
      <text:p text:style-name="Preformatted_20_Text">NETMASK=255.255.2<text:span text:style-name="T6">55</text:span>.0</text:p>
      <text:p text:style-name="Preformatted_20_Text">GATEWAY=1<text:span text:style-name="T6">0</text:span>.<text:span text:style-name="T6">0</text:span>.<text:span text:style-name="T6">2</text:span>.1</text:p>
      <text:p text:style-name="P12">TYPE=Ethernet</text:p>
      <text:p text:style-name="P11"><text:span text:style-name="Emphasis"><text:span text:style-name="T2">comandos extras:</text:span></text:span></text:p>
      <text:p text:style-name="P11"/>
      <text:p text:style-name="P8">nmcli dev disconnect <text:span text:style-name="T7">enp0s3</text:span></text:p>
      <text:p text:style-name="P10">nmcli con reload <text:span text:style-name="T7">enp0s3</text:span></text:p>
      <text:p text:style-name="P13">nmcli con up enp0s3</text:p>
      <text:h text:style-name="Heading_20_4" text:outline-level="4">Configuracion Previas</text:h>
      <text:p text:style-name="P1"/>
      <text:p text:style-name="P2">PC01 (Sony01) 10.0.2.157</text:p>
      <text:p text:style-name="P2"/>
      <text:p text:style-name="P2">redestec@fidebian:~$ ssh 10.0.2.157</text:p>
      <text:p text:style-name="P2">The authenticity of host '10.0.2.157 (10.0.2.157)' can't be established.</text:p>
      <text:p text:style-name="P2">ECDSA key fingerprint is 45:ed:47:90:76:67:9d:e0:b7:cb:38:99:40:1c:37:c8.</text:p>
      <text:p text:style-name="P2">Are you sure you want to continue connecting (yes/no)? yes</text:p>
      <text:p text:style-name="P2">Warning: Permanently added '10.0.2.157' (ECDSA) to the list of known hosts.</text:p>
      <text:p text:style-name="P2">redestec@10.0.2.157's password:</text:p>
      <text:p text:style-name="P2"/>
      <text:p text:style-name="P2">[root@centosasa3 ~]# ls</text:p>
      <text:p text:style-name="P2">anaconda-ks.cfg</text:p>
      <text:p text:style-name="P2"/>
      <text:p text:style-name="Preformatted_20_Text"><text:span text:style-name="Emphasis"><text:span text:style-name="T2">Revisamos la versión del SO</text:span></text:span></text:p>
      <text:p text:style-name="P2"/>
      <text:p text:style-name="P2"><text:soft-page-break/>[root@centosasa3 ~]# uname -a</text:p>
      <text:p text:style-name="P2">Linux centosasa3.localdomain 3.10.0-327.36.1.el7.x86_64 #1 SMP Sun Sep 18 13:04:29 UTC 2016 x86_64 x86_64 x86_64 GNU/Linux</text:p>
      <text:p text:style-name="P2"/>
      <text:p text:style-name="P2"><text:span text:style-name="Emphasis"><text:span text:style-name="T2">Verificamos como se usa para r</text:span></text:span><text:span text:style-name="Emphasis"><text:span text:style-name="T4">ea</text:span></text:span><text:span text:style-name="Emphasis"><text:span text:style-name="T2">lizar las actualizaciones y ejecutamos el comando:</text:span></text:span></text:p>
      <text:p text:style-name="P2"/>
      <text:p text:style-name="P2">[root@centosasa3 ~]# man yum</text:p>
      <text:p text:style-name="P2">[root@centosasa3 ~]# yum update (yum upgrade fuerza a remover los paquetes obsoleto, yum update puede o no hacerlo...)</text:p>
      <text:p text:style-name="P2">Complementos cargados:fastestmirror</text:p>
      <text:p text:style-name="P2">base | 3.6 kB 00:00</text:p>
      <text:p text:style-name="P2">extras | 3.4 kB 00:00</text:p>
      <text:p text:style-name="P2">updates | 3.4 kB 00:00</text:p>
      <text:p text:style-name="P2">Loading mirror speeds from cached hostfile</text:p>
      <text:p text:style-name="P2"/>
      <text:p text:style-name="P2"><text:s text:c="4"/>base: centos.xfree.com.ar</text:p>
      <text:p text:style-name="P2"><text:s text:c="4"/>extras: centos.xfree.com.ar</text:p>
      <text:p text:style-name="P2"><text:s text:c="4"/>updates: centos.xfree.com.ar</text:p>
      <text:p text:style-name="P2"><text:s text:c="4"/>Resolviendo dependencias</text:p>
      <text:p text:style-name="P2"><text:s text:c="4"/>--&gt; Ejecutando prueba de transacción</text:p>
      <text:p text:style-name="P2"><text:s text:c="4"/>---&gt; Paquete kernel.x86_64 0:3.10.0-327.36.2.el7 debe ser instalado</text:p>
      <text:p text:style-name="P2"><text:s text:c="4"/>---&gt; Paquete kernel-tools.x86_64 0:3.10.0-327.36.1.el7 debe ser actualizado</text:p>
      <text:p text:style-name="P2"><text:s text:c="4"/>---&gt; Paquete kernel-tools.x86_64 0:3.10.0-327.36.2.el7 debe ser una actualización</text:p>
      <text:p text:style-name="P2"><text:s text:c="4"/>---&gt; Paquete kernel-tools-libs.x86_64 0:3.10.0-327.36.1.el7 debe ser actualizado</text:p>
      <text:p text:style-name="P2"><text:s text:c="4"/>---&gt; Paquete kernel-tools-libs.x86_64 0:3.10.0-327.36.2.el7 debe ser una actualización</text:p>
      <text:p text:style-name="P2"><text:s text:c="4"/>---&gt; Paquete python-perf.x86_64 0:3.10.0-327.36.1.el7 debe ser actualizado</text:p>
      <text:p text:style-name="P2"><text:s text:c="4"/>---&gt; Paquete python-perf.x86_64 0:3.10.0-327.36.2.el7 debe ser una actualización</text:p>
      <text:p text:style-name="P2"><text:s text:c="4"/>---&gt; Paquete tzdata.noarch 0:2016f-1.el7 debe ser actualizado</text:p>
      <text:p text:style-name="P2"><text:s text:c="4"/>---&gt; Paquete tzdata.noarch 0:2016g-2.el7 debe ser una actualización</text:p>
      <text:p text:style-name="P2"><text:s text:c="4"/>--&gt; Resolución de dependencias finalizada</text:p>
      <text:p text:style-name="P2"/>
      <text:p text:style-name="P2">Dependencias resueltas</text:p>
      <text:p text:style-name="P2"/>
      <text:p text:style-name="P2">Package Arquitectura</text:p>
      <text:p text:style-name="P2">Versión Repositorio Tamaño</text:p>
      <text:p text:style-name="P2"/>
      <text:p text:style-name="P2">Instalando:</text:p>
      <text:p text:style-name="P2">kernel x86_64 3.10.0-327.36.2.el7 updates 33 M</text:p>
      <text:p text:style-name="P2">Actualizando:</text:p>
      <text:p text:style-name="P2">kernel-tools x86_64 3.10.0-327.36.2.el7 updates 2.4 M</text:p>
      <text:p text:style-name="P2">kernel-tools-libs x86_64 3.10.0-327.36.2.el7 updates 2.3 M</text:p>
      <text:p text:style-name="P2">python-perf x86_64 3.10.0-327.36.2.el7 updates 2.4 M</text:p>
      <text:p text:style-name="P2">tzdata noarch 2016g-2.el7 updates 440 k</text:p>
      <text:p text:style-name="P2">Resumen de la transacción</text:p>
      <text:p text:style-name="P2"/>
      <text:p text:style-name="P2">Instalar 1 Paquete</text:p>
      <text:p text:style-name="P2">Actualizar 4 Paquetes</text:p>
      <text:p text:style-name="P2"/>
      <text:p text:style-name="P2">Tamaño total de la descarga: 41 M</text:p>
      <text:p text:style-name="P2">Is this ok [y/d/N]: y</text:p>
      <text:p text:style-name="P2">Downloading packages:</text:p>
      <text:p text:style-name="P2">Delta RPMs disabled because /usr/bin/applydeltarpm not installed.</text:p>
      <text:p text:style-name="P2"><text:soft-page-break/>(1/5): tzdata-2016g-2.el7.noarch.rpm | 440 kB 00:03</text:p>
      <text:p text:style-name="P2">(2/5): kernel-tools-3.10.0-327.36.2.el7.x86_64.rpm | 2.4 MB 00:08</text:p>
      <text:p text:style-name="P2">(3/5): kernel-tools-libs-3.10.0-327.36.2.el7.x86_64.rpm | 2.3 MB 00:10</text:p>
      <text:p text:style-name="P2">(4/5): python-perf-3.10.0-327.36.2.el7.x86_64.rpm | 2.4 MB 00:10</text:p>
      <text:p text:style-name="P2">(5/5): kernel-3.10.0-327.36.2.el7.x86_64.rpm | 33 MB 00:33</text:p>
      <text:p text:style-name="P2"/>
      <text:p text:style-name="P2">Total 1.2 MB/s | 41 MB 00:33</text:p>
      <text:p text:style-name="P2">Running transaction check</text:p>
      <text:p text:style-name="P2">Running transaction test</text:p>
      <text:p text:style-name="P2">Transaction test succeeded</text:p>
      <text:p text:style-name="P2">Running transaction</text:p>
      <text:p text:style-name="P2">Actualizando : kernel-tools-libs-3.10.0-327.36.2.el7.x86_64 1/9</text:p>
      <text:p text:style-name="P2">Actualizando : kernel-tools-3.10.0-327.36.2.el7.x86_64 2/9</text:p>
      <text:p text:style-name="P2">Actualizando : python-perf-3.10.0-327.36.2.el7.x86_64 3/9</text:p>
      <text:p text:style-name="P2">Actualizando : tzdata-2016g-2.el7.noarch 4/9</text:p>
      <text:p text:style-name="P2">Instalando : kernel-3.10.0-327.36.2.el7.x86_64 5/9</text:p>
      <text:p text:style-name="P2">Limpieza : tzdata-2016f-1.el7.noarch 6/9</text:p>
      <text:p text:style-name="P2">Limpieza : kernel-tools-3.10.0-327.36.1.el7.x86_64 7/9</text:p>
      <text:p text:style-name="P2">Limpieza : kernel-tools-libs-3.10.0-327.36.1.el7.x86_64 8/9</text:p>
      <text:p text:style-name="P2">Limpieza : python-perf-3.10.0-327.36.1.el7.x86_64 9/9</text:p>
      <text:p text:style-name="P2">Comprobando : kernel-3.10.0-327.36.2.el7.x86_64 1/9</text:p>
      <text:p text:style-name="P2">Comprobando : tzdata-2016g-2.el7.noarch 2/9</text:p>
      <text:p text:style-name="P2">Comprobando : python-perf-3.10.0-327.36.2.el7.x86_64 3/9</text:p>
      <text:p text:style-name="P2">Comprobando : kernel-tools-libs-3.10.0-327.36.2.el7.x86_64 4/9</text:p>
      <text:p text:style-name="P2">Comprobando : kernel-tools-3.10.0-327.36.2.el7.x86_64 5/9</text:p>
      <text:p text:style-name="P2">Comprobando : kernel-tools-3.10.0-327.36.1.el7.x86_64 6/9</text:p>
      <text:p text:style-name="P2">Comprobando : kernel-tools-libs-3.10.0-327.36.1.el7.x86_64 7/9</text:p>
      <text:p text:style-name="P2">Comprobando : python-perf-3.10.0-327.36.1.el7.x86_64 8/9</text:p>
      <text:p text:style-name="P2">Comprobando : tzdata-2016f-1.el7.noarch 9/9</text:p>
      <text:p text:style-name="P2"/>
      <text:p text:style-name="P2">Instalado:</text:p>
      <text:p text:style-name="P2">kernel.x86_64 0:3.10.0-327.36.2.el7</text:p>
      <text:p text:style-name="P2"/>
      <text:p text:style-name="P2">Actualizado:</text:p>
      <text:p text:style-name="P2">kernel-tools.x86_64 0:3.10.0-327.36.2.el7</text:p>
      <text:p text:style-name="P2">kernel-tools-libs.x86_64 0:3.10.0-327.36.2.el7</text:p>
      <text:p text:style-name="P2">python-perf.x86_64 0:3.10.0-327.36.2.el7</text:p>
      <text:p text:style-name="P2">tzdata.noarch 0:2016g-2.el7</text:p>
      <text:p text:style-name="P2"/>
      <text:p text:style-name="P2">¡Listo!</text:p>
      <text:p text:style-name="P2"/>
      <text:p text:style-name="P2"><text:span text:style-name="Emphasis"><text:span text:style-name="T2">Cambiamos el nombre del equipo</text:span></text:span></text:p>
      <text:p text:style-name="P2"/>
      <text:p text:style-name="P2">[root@centosasa3 ~]# vi /etc/hostname</text:p>
      <text:p text:style-name="P2">[root@centosasa3 ~]# hostnamectl</text:p>
      <text:p text:style-name="P2">Static hostname: sony01.localdomain</text:p>
      <text:p text:style-name="P2">Icon name: computer-vm</text:p>
      <text:p text:style-name="P2">Chassis: vm</text:p>
      <text:p text:style-name="P2">Machine ID: 2ec5c00888f5a1448a75cba3faaec36e</text:p>
      <text:p text:style-name="P2">Boot ID: 7eef78b49bb54c83a7271839d7e7bb26</text:p>
      <text:p text:style-name="P2">Virtualization: kvm</text:p>
      <text:p text:style-name="P2">Operating System: CentOS Linux 7 (Core)</text:p>
      <text:p text:style-name="P2"><text:soft-page-break/>CPE OS Name: cpe:/o:centos:centos:7</text:p>
      <text:p text:style-name="P2">Kernel: Linux 3.10.0-327.36.1.el7.x86_64</text:p>
      <text:p text:style-name="P2">Architecture: x86-64</text:p>
      <text:p text:style-name="P2"/>
      <text:p text:style-name="P2"><text:span text:style-name="Emphasis"><text:span text:style-name="T2">Otra forma de cambiar el hostname</text:span></text:span></text:p>
      <text:p text:style-name="P2"/>
      <text:p text:style-name="P2">[root@centosasa3 ~]# hostnamectl set-hostname sony01</text:p>
      <text:p text:style-name="P2"/>
      <text:p text:style-name="P2"><text:span text:style-name="Emphasis"><text:span text:style-name="T2">Procedemos a la instalación y configuración del demonio de sincronizado del reloj</text:span></text:span></text:p>
      <text:p text:style-name="P2"/>
      <text:p text:style-name="P2">[root@centosasa3 ~]# yum install ntp</text:p>
      <text:p text:style-name="P2">Complementos cargados:fastestmirror</text:p>
      <text:p text:style-name="P2">Loading mirror speeds from cached hostfile</text:p>
      <text:p text:style-name="P2"/>
      <text:p text:style-name="P2"><text:s text:c="4"/>base: centos.xfree.com.ar</text:p>
      <text:p text:style-name="P2"><text:s text:c="4"/>extras: centos.xfree.com.ar</text:p>
      <text:p text:style-name="P2"><text:s text:c="4"/>updates: centos.xfree.com.ar</text:p>
      <text:p text:style-name="P2"><text:s text:c="4"/>Resolviendo dependencias</text:p>
      <text:p text:style-name="P2"><text:s text:c="4"/>--&gt; Ejecutando prueba de transacción</text:p>
      <text:p text:style-name="P2"><text:s text:c="4"/>---&gt; Paquete ntp.x86_64 0:4.2.6p5-22.el7.centos.2 debe ser instalado</text:p>
      <text:p text:style-name="P2"><text:s text:c="4"/>--&gt; Procesando dependencias: ntpdate = 4.2.6p5-22.el7.centos.2 para el paquete: ntp-4.2.6p5-22.el7.centos.2.x86_64</text:p>
      <text:p text:style-name="P2"><text:s text:c="4"/>--&gt; Procesando dependencias: libopts.so.25()(64bit) para el paquete: ntp-4.2.6p5-22.el7.centos.2.x86_64</text:p>
      <text:p text:style-name="P2"><text:s text:c="4"/>--&gt; Ejecutando prueba de transacción</text:p>
      <text:p text:style-name="P2"><text:s text:c="4"/>---&gt; Paquete autogen-libopts.x86_64 0:5.18-5.el7 debe ser instalado</text:p>
      <text:p text:style-name="P2"><text:s text:c="4"/>---&gt; Paquete ntpdate.x86_64 0:4.2.6p5-22.el7.centos.2 debe ser instalado</text:p>
      <text:p text:style-name="P2"><text:s text:c="4"/>--&gt; Resolución de dependencias finalizada</text:p>
      <text:p text:style-name="P2"/>
      <text:p text:style-name="P2">Dependencias resueltas</text:p>
      <text:p text:style-name="P2"/>
      <text:p text:style-name="P2">Package Arquitectura</text:p>
      <text:p text:style-name="P2">Versión Repositorio Tamaño</text:p>
      <text:p text:style-name="P2"/>
      <text:p text:style-name="P2">Instalando:</text:p>
      <text:p text:style-name="P2">ntp x86_64 4.2.6p5-22.el7.centos.2 updates 544 k</text:p>
      <text:p text:style-name="P2">Instalando para las dependencias:</text:p>
      <text:p text:style-name="P2">autogen-libopts x86_64 5.18-5.el7 base 66 k</text:p>
      <text:p text:style-name="P2">ntpdate x86_64 4.2.6p5-22.el7.centos.2 updates 84 k</text:p>
      <text:p text:style-name="P2">Resumen de la transacción</text:p>
      <text:p text:style-name="P2"/>
      <text:p text:style-name="P2">Instalar 1 Paquete (+2 Paquetes dependientes)</text:p>
      <text:p text:style-name="P2"/>
      <text:p text:style-name="P2">Tamaño total de la descarga: 694 k</text:p>
      <text:p text:style-name="P2">Tamaño instalado: 1.6 M</text:p>
      <text:p text:style-name="P2">Is this ok [y/d/N]: y</text:p>
      <text:p text:style-name="P2">Downloading packages:</text:p>
      <text:p text:style-name="P2">(1/3): ntpdate-4.2.6p5-22.el7.centos.2.x86_64.rpm | 84 kB 00:00</text:p>
      <text:p text:style-name="P2">(2/3): autogen-libopts-5.18-5.el7.x86_64.rpm | 66 kB 00:00</text:p>
      <text:p text:style-name="P2">(3/3): ntp-4.2.6p5-22.el7.centos.2.x86_64.rpm | 544 kB 00:00</text:p>
      <text:p text:style-name="P2"/>
      <text:p text:style-name="P2">Total 744 kB/s | 694 kB 00:00</text:p>
      <text:p text:style-name="P2"><text:soft-page-break/>Running transaction check</text:p>
      <text:p text:style-name="P2">Running transaction test</text:p>
      <text:p text:style-name="P2">Transaction test succeeded</text:p>
      <text:p text:style-name="P2">Running transaction</text:p>
      <text:p text:style-name="P2">Instalando : autogen-libopts-5.18-5.el7.x86_64 1/3</text:p>
      <text:p text:style-name="P2">Instalando : ntpdate-4.2.6p5-22.el7.centos.2.x86_64 2/3</text:p>
      <text:p text:style-name="P2">Instalando : ntp-4.2.6p5-22.el7.centos.2.x86_64 3/3</text:p>
      <text:p text:style-name="P2">warning: /etc/ntp.conf created as /etc/ntp.conf.rpmnew</text:p>
      <text:p text:style-name="P2">Comprobando : ntp-4.2.6p5-22.el7.centos.2.x86_64 1/3</text:p>
      <text:p text:style-name="P2">Comprobando : ntpdate-4.2.6p5-22.el7.centos.2.x86_64 2/3</text:p>
      <text:p text:style-name="P2">Comprobando : autogen-libopts-5.18-5.el7.x86_64 3/3</text:p>
      <text:p text:style-name="P2"/>
      <text:p text:style-name="P2">Instalado:</text:p>
      <text:p text:style-name="P2">ntp.x86_64 0:4.2.6p5-22.el7.centos.2</text:p>
      <text:p text:style-name="P2"/>
      <text:p text:style-name="P2">Dependencia(s) instalada(s):</text:p>
      <text:p text:style-name="P2">autogen-libopts.x86_64 0:5.18-5.el7 ntpdate.x86_64 0:4.2.6p5-22.el7.centos.2</text:p>
      <text:p text:style-name="P2"/>
      <text:p text:style-name="P2"><text:span text:style-name="Emphasis"><text:span text:style-name="T2">Iniciar el servicio..</text:span></text:span></text:p>
      <text:p text:style-name="P2"/>
      <text:p text:style-name="P2">[root@centosasa3 ~]# systemctl start ntpd</text:p>
      <text:p text:style-name="P2"/>
      <text:p text:style-name="P2"><text:span text:style-name="Emphasis"><text:span text:style-name="T2"/></text:span></text:p>
      <text:p text:style-name="P2"><text:span text:style-name="Emphasis"><text:span text:style-name="T2">Verificar el estado del servicio:</text:span></text:span></text:p>
      <text:p text:style-name="P2"/>
      <text:p text:style-name="P2">[root@centosasa3 ~]# systemctl status ntpd</text:p>
      <text:p text:style-name="P2">● ntpd.service - Network Time Service</text:p>
      <text:p text:style-name="P2">Loaded: loaded (/usr/lib/systemd/system/ntpd.service; disabled; vendor preset: disabled)</text:p>
      <text:p text:style-name="P2">Active: active (running) since lun 2016-10-17 20:16:48 ART; 41s ago</text:p>
      <text:p text:style-name="P2">Process: 11816 ExecStart=/usr/sbin/ntpd -u ntp:ntp $OPTIONS (code=exited, status=0/SUCCESS)</text:p>
      <text:p text:style-name="P2">Main PID: 11817 (ntpd)</text:p>
      <text:p text:style-name="P2">CGroup: /system.slice/ntpd.service</text:p>
      <text:p text:style-name="P2">└─11817 /usr/sbin/ntpd -u ntp:ntp -g</text:p>
      <text:p text:style-name="P2"/>
      <text:p text:style-name="P2">oct 17 20:16:48 sony01 ntpd[11817]: Listen and drop on 1 v6wildcard :: UDP 123</text:p>
      <text:p text:style-name="P2">oct 17 20:16:48 sony01 ntpd[11817]: Listen normally on 2 lo 127.0.0.1 UDP 123</text:p>
      <text:p text:style-name="P2">oct 17 20:16:48 sony01 ntpd[11817]: Listen normally on 3 eth0 10.0.2.157 UDP 123</text:p>
      <text:p text:style-name="P2">oct 17 20:16:48 sony01 ntpd[11817]: Listen normally on 4 lo ::1 UDP 123</text:p>
      <text:p text:style-name="P2">oct 17 20:16:48 sony01 ntpd[11817]: Listen normally on 5 eth0 fe80::9cdf:c3...23</text:p>
      <text:p text:style-name="P2">oct 17 20:16:48 sony01 ntpd[11817]: Listening on routing socket on fd #22 f...es</text:p>
      <text:p text:style-name="P2">oct 17 20:16:48 sony01 ntpd[11817]: 0.0.0.0 c016 06 restart</text:p>
      <text:p text:style-name="P2">oct 17 20:16:48 sony01 ntpd[11817]: 0.0.0.0 c012 02 freq_set kernel 0.000 PPM</text:p>
      <text:p text:style-name="P2">oct 17 20:16:48 sony01 ntpd[11817]: 0.0.0.0 c011 01 freq_not_set</text:p>
      <text:p text:style-name="P2">oct 17 20:16:49 sony01 ntpd[11817]: 0.0.0.0 c614 04 freq_mode</text:p>
      <text:p text:style-name="P2">Hint: Some lines were ellipsized, use -l to show in full.</text:p>
      <text:p text:style-name="P2"/>
      <text:p text:style-name="P2"><text:span text:style-name="Emphasis"><text:span text:style-name="T2">Verificación del ntpd</text:span></text:span></text:p>
      <text:p text:style-name="P2"/>
      <text:p text:style-name="P2">[root@centosasa3 ~]# ntpd -d</text:p>
      <text:p text:style-name="P2">ntpd 4.2.6p5@1.2349-o Tue May 31 10:28:54 UTC 2016 (1)</text:p>
      <text:p text:style-name="P2">17 Oct 20:23:33 ntpd[11868]: proto: precision = 0.033 usec</text:p>
      <text:p text:style-name="P2">17 Oct 20:23:33 ntpd[11868]: 0.0.0.0 c01d 0d kern kernel time sync enabled</text:p>
      <text:p text:style-name="P2">event at 0 0.0.0.0 c01d 0d kern kernel time sync enabled</text:p>
      <text:p text:style-name="P2"><text:soft-page-break/>Finished Parsing!!</text:p>
      <text:p text:style-name="P2">restrict: op 1 addr 0.0.0.0 mask 0.0.0.0 mflags 00000000 flags 000001d0</text:p>
      <text:p text:style-name="P2">restrict: op 1 addr :: mask 0.0.0.0 mflags 00000000 flags 000001d0</text:p>
      <text:p text:style-name="P2">restrict: op 1 addr 127.0.0.1 mask 255.255.255.255 mflags 00000000 flags 00000000</text:p>
      <text:p text:style-name="P2">restrict: op 1 addr ::1 mask ffff:ffff:ffff:ffff:ffff:ffff:ffff:ffff mflags 00000000 flags 00000000</text:p>
      <text:p text:style-name="P2">17 Oct 20:23:33 ntpd[11868]: ntp_io: estimated max descriptors: 1024, initial socket boundary: 16</text:p>
      <text:p text:style-name="P2">17 Oct 20:23:33 ntpd[11868]: unable to bind to wildcard address 0.0.0.0 - another process may be running - EXITING</text:p>
      <text:p text:style-name="P1"/>
      <text:p text:style-name="P5"><text:span text:style-name="Emphasis"><text:span text:style-name="T3">Cambiar la configuración del archivo /etc/npd.conf y agregar las siguientes lineas</text:span></text:span></text:p>
      <text:p text:style-name="P5"/>
      <text:p text:style-name="P5">server 2.ar.pool.ntp.org</text:p>
      <text:p text:style-name="P5">server 0.south-america.pool.ntp.org</text:p>
      <text:p text:style-name="P5">server 2.south-america.pool.ntp.org</text:p>
      <text:p text:style-name="P5"/>
      <text:p text:style-name="P6"><text:span text:style-name="Emphasis"><text:span text:style-name="T3">Para que inicie el servicio al reiniciar el equipo hay que activarlo. Para ello hay que hacer lo siguiente:</text:span></text:span></text:p>
      <text:p text:style-name="P6"/>
      <text:p text:style-name="P6">chkconfig ntpd on</text:p>
      <text:p text:style-name="P6"/>
      <text:p text:style-name="P6"/>
      <text:p text:style-name="P6"/>
      <text:p text:style-name="P5"><text:span text:style-name="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1:59:08.547163619</meta:creation-date>
    <dc:date>2016-11-03T14:50:12.545872612</dc:date>
    <meta:editing-duration>PT2H29M58S</meta:editing-duration>
    <meta:editing-cycles>8</meta:editing-cycles>
    <meta:generator>LibreOffice/5.2.0.4$Linux_X86_64 LibreOffice_project/066b007f5ebcc236395c7d282ba488bca6720265</meta:generator>
    <meta:document-statistic meta:table-count="0" meta:image-count="0" meta:object-count="0" meta:page-count="6" meta:paragraph-count="217" meta:word-count="1191" meta:character-count="9976" meta:non-whitespace-character-count="8913"/>
  </office:meta>
</office:document-meta>
</file>